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MU Serif" fo:font-size="10pt" fo:language="ru" fo:country="RU" officeooo:rsid="0002dca6" officeooo:paragraph-rsid="0002dca6" style:font-size-asian="8.75pt" style:font-size-complex="10pt"/>
    </style:style>
    <style:style style:name="P2" style:family="paragraph" style:parent-style-name="Text_20_body">
      <style:text-properties style:font-name="CMU Serif" fo:font-size="10pt" fo:language="ru" fo:country="RU" fo:font-style="normal" officeooo:rsid="00066157" officeooo:paragraph-rsid="00066157" style:font-size-asian="8.75pt" style:font-style-asian="normal" style:font-size-complex="10pt" style:font-style-complex="normal"/>
    </style:style>
    <style:style style:name="P3" style:family="paragraph" style:parent-style-name="Text_20_body">
      <style:text-properties style:font-name="CMU Serif" fo:font-size="10pt" fo:language="ru" fo:country="RU" officeooo:rsid="00056d16" officeooo:paragraph-rsid="00056d16" style:font-size-asian="8.75pt" style:font-size-complex="10pt"/>
    </style:style>
    <style:style style:name="P4" style:family="paragraph" style:parent-style-name="Text_20_body">
      <style:text-properties style:font-name="CMU Serif" fo:font-size="10pt" fo:language="ru" fo:country="RU" fo:font-style="italic" officeooo:rsid="000a4e15" officeooo:paragraph-rsid="000a4e15" style:font-size-asian="8.75pt" style:font-style-asian="italic" style:font-size-complex="10pt" style:font-style-complex="italic"/>
    </style:style>
    <style:style style:name="P5" style:family="paragraph" style:parent-style-name="Text_20_body">
      <style:text-properties style:font-name="CMU Serif" fo:font-size="10pt" fo:language="ru" fo:country="RU" fo:font-style="italic" officeooo:rsid="000c9f85" officeooo:paragraph-rsid="000c9f85" style:font-size-asian="8.75pt" style:font-style-asian="italic" style:font-size-complex="10pt" style:font-style-complex="italic"/>
    </style:style>
    <style:style style:name="P6" style:family="paragraph" style:parent-style-name="Text_20_body">
      <style:text-properties officeooo:rsid="00087e1e" officeooo:paragraph-rsid="00087e1e"/>
    </style:style>
    <style:style style:name="P7" style:family="paragraph" style:parent-style-name="Text_20_body">
      <style:text-properties officeooo:rsid="000c9f85" officeooo:paragraph-rsid="000c9f85"/>
    </style:style>
    <style:style style:name="P8" style:family="paragraph" style:parent-style-name="Heading_20_1">
      <style:text-properties fo:language="ru" fo:country="RU"/>
    </style:style>
    <style:style style:name="P9" style:family="paragraph" style:parent-style-name="Heading_20_2">
      <style:text-properties fo:language="ru" fo:country="RU"/>
    </style:style>
    <style:style style:name="P10" style:family="paragraph" style:parent-style-name="Heading_20_2">
      <style:text-properties officeooo:paragraph-rsid="000c9f8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48188"/>
    </style:style>
    <style:style style:name="T3" style:family="text">
      <style:text-properties officeooo:rsid="00066157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b018c" style:font-style-asian="normal" style:font-style-complex="normal"/>
    </style:style>
    <style:style style:name="T6" style:family="text">
      <style:text-properties officeooo:rsid="000b018c"/>
    </style:style>
    <style:style style:name="T7" style:family="text">
      <style:text-properties style:font-name="CMU Serif" fo:font-size="10pt" fo:language="ru" fo:country="RU" fo:font-style="italic" style:font-size-asian="8.75pt" style:font-style-asian="italic" style:font-size-complex="10pt" style:font-style-complex="italic"/>
    </style:style>
    <style:style style:name="T8" style:family="text">
      <style:text-properties style:font-name="CMU Serif" fo:font-size="10pt" fo:language="ru" fo:country="RU" fo:font-style="italic" officeooo:rsid="00093ca4" style:font-size-asian="8.75pt" style:font-style-asian="italic" style:font-size-complex="10pt" style:font-style-complex="italic"/>
    </style:style>
    <style:style style:name="T9" style:family="text">
      <style:text-properties style:font-name="CMU Serif" fo:font-size="10pt" fo:language="ru" fo:country="RU" style:font-size-asian="8.75pt" style:font-size-complex="10pt"/>
    </style:style>
    <style:style style:name="T10" style:family="text">
      <style:text-properties style:font-name="CMU Serif" fo:font-size="10pt" fo:language="ru" fo:country="RU" officeooo:rsid="00093ca4" style:font-size-asian="8.75pt" style:font-size-complex="10pt"/>
    </style:style>
    <style:style style:name="T11" style:family="text">
      <style:text-properties style:font-name="CMU Serif" fo:font-size="10pt" fo:language="ru" fo:country="RU" fo:font-style="normal" style:font-size-asian="8.75pt" style:font-style-asian="normal" style:font-size-complex="10pt" style:font-style-complex="normal"/>
    </style:style>
    <style:style style:name="T12" style:family="text">
      <style:text-properties style:font-name="CMU Serif" fo:font-size="10pt" fo:language="ru" fo:country="RU" fo:font-style="normal" officeooo:rsid="000b018c" style:font-size-asian="8.75pt" style:font-style-asian="normal" style:font-size-complex="10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Руководство пользователя</text:h>
      <text:h text:style-name="P9" text:outline-level="2">Описание</text:h>
      <text:p text:style-name="P1"><text:span text:style-name="T1">Markov</text:span> — web<text:span text:style-name="T3">-</text:span>микросервис, (или консольное приложение, в зависимости от опций сборки), который позволяет определять оптимальную стратегию из набора стратегий, <text:span text:style-name="T2">каждая из которых</text:span> заданн<text:span text:style-name="T2">а</text:span> матрицей вероятностей переходов в раразличные состояния, а также матрицей <text:span text:style-name="T2">соответствующих доходностей. Выбор основан на рекуррентном алгоритме описанов в теории дискретных марковских процессов.</text:span></text:p>
      <text:p text:style-name="P3">В данной работе не будут рассмотрены теоретические вопросы <text:span text:style-name="T3">связанные с марковскими процессами, построениями стратегий и применении алгоритмов выбора оптимальной так как они лежат за пределами области, охватываемымой данным документом.</text:span></text:p>
      <text:p text:style-name="P6"><text:span text:style-name="T7">Веб-сервис </text:span><text:span text:style-name="T9">— программа, осуществляющая взаимодействие с другими программами посредством протокола HTTP. </text:span><text:span text:style-name="T10">Веб-сервис, например, можно попросить осуществить какие-либо действия, или с целью узнать что-то, что ему известно, отправив ему запрос - <text:s/></text:span><text:span text:style-name="T8">HTTPRequest</text:span><text:span text:style-name="T10">, на который он выдаст соответствующий ответ — </text:span><text:span text:style-name="T8">HTTPResponce</text:span><text:span text:style-name="T10">. На основе запросов и ответов строится коммуникация между приложениями.</text:span></text:p>
      <text:p text:style-name="P4">JSON —<text:span text:style-name="T6"> (JavaScript Object Notation)</text:span><text:span text:style-name="T5"> — текстовый формат обмена данными, основанный на языке JavaScript. На данный момент часто используется как язык общения между веб-сервисами вытеснив язык XML. </text:span></text:p>
      <text:h text:style-name="P10" text:outline-level="2"><text:span text:style-name="T5">О</text:span><text:span text:style-name="T4">писание работы</text:span></text:h>
      <text:p text:style-name="P7"><text:span text:style-name="T4">Абстрактно</text:span></text:p>
      <text:p text:style-name="P7"><text:span text:style-name="T12">Н</text:span><text:span text:style-name="T11">а вход программы подаются стратегии, а также число шагов работы рекуррентного алгоритма. </text:span><text:span text:style-name="T7">Markov</text:span><text:span text:style-name="T11"> выполняет расчет и на выходе предоставляет </text:span></text:p>
      <text:p text:style-name="P5"><text:span text:style-name="T5">К</text:span><text:span text:style-name="T4">ак уже было сказано ранее, </text:span>Markov <text:span text:style-name="T4">может быть собран двумя спосабами, как микросервис и как консольное приложение. Далее будет расмотрено использование программы как веб-сервиса. </text:span></text:p>
      <text:p text:style-name="P5"><text:span text:style-name="T4"/></text:p>
      <text:p text:style-name="P4"><text:span text:style-name="T5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CMU Serif Extra" fo:font-family="'CMU Serif Extra'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CMU Serif Extra" fo:font-family="'CMU Serif Extra'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7T00:28:08.535822065</dc:date>
    <meta:editing-duration>PT36M46S</meta:editing-duration>
    <meta:editing-cycles>10</meta:editing-cycles>
    <meta:generator>LibreOffice/5.3.2.2$Linux_X86_64 LibreOffice_project/30m0$Build-2</meta:generator>
    <meta:document-statistic meta:table-count="0" meta:image-count="0" meta:object-count="0" meta:page-count="1" meta:paragraph-count="10" meta:word-count="193" meta:character-count="1567" meta:non-whitespace-character-count="1375"/>
  </office:meta>
</office:document-meta>
</file>